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88cm" fo:min-width="2.838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0.7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path draw:style-name="gr1" draw:text-style-name="P1" xml:id="id2" draw:id="id2" draw:layer="layout" svg:width="3.6cm" svg:height="3cm" svg:x="11.399cm" svg:y="1.7cm" svg:viewBox="0 0 3601 3001" svg:d="M450 300c-225 0-450 225-450 450v1800c0 225 225 451 450 451h2700c225 0 451-226 451-451v-1800c0-225-226-450-451-450zM133 0c-67 0-133 66-133 133v534c0 67 66 134 133 134h634c67 0 134-67 134-134v-534c0-67-67-133-134-133z">
            <text:p text:style-name="P1">media</text:p>
          </draw:path>
          <draw:path draw:style-name="gr1" draw:text-style-name="P1" xml:id="id3" draw:id="id3" draw:layer="layout" svg:width="3.6cm" svg:height="3cm" svg:x="11.399cm" svg:y="6.499cm" svg:viewBox="0 0 3601 3001" svg:d="M450 300c-225 0-450 225-450 450v1800c0 225 225 451 450 451h2700c225 0 451-226 451-451v-1800c0-225-226-450-451-450zM133 0c-67 0-133 66-133 133v534c0 67 66 134 133 134h634c67 0 134-67 134-134v-534c0-67-67-133-134-133z">
            <text:p text:style-name="P1">Usuario 2</text:p>
          </draw:path>
          <draw:path draw:style-name="gr1" draw:text-style-name="P1" xml:id="id4" draw:id="id4" draw:layer="layout" svg:width="3.6cm" svg:height="3cm" svg:x="20.7cm" svg:y="6.6cm" svg:viewBox="0 0 3601 3001" svg:d="M450 300c-225 0-450 225-450 450v1800c0 225 225 451 450 451h2700c225 0 451-226 451-451v-1800c0-225-226-450-451-450zM133 0c-67 0-133 66-133 133v534c0 67 66 134 133 134h634c67 0 134-67 134-134v-534c0-67-67-133-134-133z">
            <text:p text:style-name="P1">Usuario N</text:p>
          </draw:path>
          <draw:path draw:style-name="gr1" draw:text-style-name="P1" xml:id="id1" draw:id="id1" draw:layer="layout" svg:width="3.6cm" svg:height="3cm" svg:x="3.299cm" svg:y="6.5cm" svg:viewBox="0 0 3601 3001" svg:d="M450 300c-225 0-450 225-450 450v1800c0 225 225 451 450 451h2700c225 0 451-226 451-451v-1800c0-225-226-450-451-450zM133 0c-67 0-133 66-133 133v534c0 67 66 134 133 134h634c67 0 134-67 134-134v-534c0-67-67-133-134-133z">
            <text:p text:style-name="P1">Usuario 1</text:p>
          </draw:path>
          <draw:path draw:style-name="gr1" draw:text-style-name="P2" xml:id="id16" draw:id="id16" draw:layer="layout" svg:width="1.9cm" svg:height="1.4cm" svg:x="12.299cm" svg:y="13.699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</text:span></text:p>
          </draw:path>
          <draw:custom-shape draw:style-name="gr2" draw:text-style-name="P1" xml:id="id7" draw:id="id7" draw:layer="layout" svg:width="1.2cm" svg:height="1.7cm" svg:x="6.8cm" svg:y="10.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1" xml:id="id10" draw:id="id10" draw:layer="layout" svg:width="1.2cm" svg:height="1.7cm" svg:x="15cm" svg:y="10.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1" xml:id="id13" draw:id="id13" draw:layer="layout" svg:width="1.2cm" svg:height="1.7cm" svg:x="24.4cm" svg:y="1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1" xml:id="id15" draw:id="id15" draw:layer="layout" svg:width="1.2cm" svg:height="1.7cm" svg:x="4.5cm" svg:y="16.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1" xml:id="id17" draw:id="id17" draw:layer="layout" svg:width="1.2cm" svg:height="1.7cm" svg:x="12.7cm" svg:y="16.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1" xml:id="id19" draw:id="id19" draw:layer="layout" svg:width="1.2cm" svg:height="1.7cm" svg:x="21.9cm" svg:y="16.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path draw:style-name="gr1" draw:text-style-name="P2" xml:id="id12" draw:id="id12" draw:layer="layout" svg:width="1.9cm" svg:height="1.4cm" svg:x="21.599cm" svg:y="11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 N</text:span></text:p>
          </draw:path>
          <draw:path draw:style-name="gr1" draw:text-style-name="P2" xml:id="id11" draw:id="id11" draw:layer="layout" svg:width="1.9cm" svg:height="1.4cm" svg:x="18.9cm" svg:y="11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 1</text:span></text:p>
          </draw:path>
          <draw:path draw:style-name="gr1" draw:text-style-name="P2" xml:id="id9" draw:id="id9" draw:layer="layout" svg:width="1.9cm" svg:height="1.4cm" svg:x="12.299cm" svg:y="10.9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 N</text:span></text:p>
          </draw:path>
          <draw:path draw:style-name="gr1" draw:text-style-name="P2" xml:id="id8" draw:id="id8" draw:layer="layout" svg:width="1.9cm" svg:height="1.4cm" svg:x="9.7cm" svg:y="10.899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 1</text:span></text:p>
          </draw:path>
          <draw:path draw:style-name="gr1" draw:text-style-name="P2" xml:id="id6" draw:id="id6" draw:layer="layout" svg:width="1.9cm" svg:height="1.4cm" svg:x="4.199cm" svg:y="10.899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 N</text:span></text:p>
          </draw:path>
          <draw:path draw:style-name="gr1" draw:text-style-name="P2" xml:id="id5" draw:id="id5" draw:layer="layout" svg:width="1.9cm" svg:height="1.4cm" svg:x="1.6cm" svg:y="10.8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 1</text:span></text:p>
          </draw:path>
          <draw:path draw:style-name="gr1" draw:text-style-name="P2" xml:id="id14" draw:id="id14" draw:layer="layout" svg:width="1.9cm" svg:height="1.4cm" svg:x="4.2cm" svg:y="13.699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</text:span></text:p>
          </draw:path>
          <draw:path draw:style-name="gr1" draw:text-style-name="P2" xml:id="id18" draw:id="id18" draw:layer="layout" svg:width="1.9cm" svg:height="1.4cm" svg:x="21.599cm" svg:y="13.699cm" svg:viewBox="0 0 1901 1401" svg:d="M238 140c-119 0-238 105-238 210v840c0 105 119 211 238 211h1425c119 0 238-106 238-211v-840c0-105-119-210-238-210zM70 0c-35 0-70 31-70 62v249c0 32 35 63 70 63h335c35 0 71-31 71-63v-249c0-31-36-62-71-62z">
            <text:p text:style-name="P1"><text:span text:style-name="T1">Carpeta</text:span></text:p>
          </draw:path>
          <draw:connector draw:style-name="gr3" draw:text-style-name="P1" draw:layer="layout" draw:type="line" svg:x1="5.099cm" svg:y1="6.5cm" svg:x2="11.399cm" svg:y2="3.2cm" draw:start-shape="id1" draw:start-glue-point="0" draw:end-shape="id2" svg:d="M5099 6500l6300-3300" svg:viewBox="0 0 6301 3301">
            <text:p/>
          </draw:connector>
          <draw:connector draw:style-name="gr3" draw:text-style-name="P1" draw:layer="layout" draw:type="line" svg:x1="13.199cm" svg:y1="6.499cm" svg:x2="13.199cm" svg:y2="4.701cm" draw:start-shape="id3" draw:start-glue-point="0" draw:end-shape="id2" draw:end-glue-point="2" svg:d="M13199 6499v-1798" svg:viewBox="0 0 1 1799">
            <text:p/>
          </draw:connector>
          <draw:connector draw:style-name="gr3" draw:text-style-name="P1" draw:layer="layout" draw:type="line" svg:x1="22.5cm" svg:y1="6.6cm" svg:x2="15cm" svg:y2="3.2cm" draw:start-shape="id4" draw:start-glue-point="0" draw:end-shape="id2" draw:end-glue-point="1" svg:d="M22500 6600l-7500-3400" svg:viewBox="0 0 7501 3401">
            <text:p/>
          </draw:connector>
          <draw:connector draw:style-name="gr3" draw:text-style-name="P1" draw:layer="layout" draw:type="line" svg:x1="2.55cm" svg:y1="10.8cm" svg:x2="5.099cm" svg:y2="9.501cm" draw:start-shape="id5" draw:start-glue-point="0" draw:end-shape="id1" draw:end-glue-point="2" svg:d="M2550 10800l2549-1299" svg:viewBox="0 0 2550 1300">
            <text:p/>
          </draw:connector>
          <draw:connector draw:style-name="gr3" draw:text-style-name="P1" draw:layer="layout" draw:type="line" svg:x1="5.149cm" svg:y1="10.899cm" svg:x2="5.099cm" svg:y2="9.501cm" draw:start-shape="id6" draw:start-glue-point="0" draw:end-shape="id1" draw:end-glue-point="2" svg:d="M5149 10899l-50-1398" svg:viewBox="0 0 51 1399">
            <text:p/>
          </draw:connector>
          <draw:connector draw:style-name="gr3" draw:text-style-name="P1" draw:layer="layout" draw:type="line" svg:x1="7.4cm" svg:y1="10.7cm" svg:x2="5.099cm" svg:y2="9.501cm" draw:start-shape="id7" draw:start-glue-point="4" draw:end-shape="id1" draw:end-glue-point="2" svg:d="M7400 10700l-2301-1199" svg:viewBox="0 0 2302 1200">
            <text:p/>
          </draw:connector>
          <draw:connector draw:style-name="gr3" draw:text-style-name="P1" draw:layer="layout" draw:type="line" svg:x1="10.65cm" svg:y1="10.899cm" svg:x2="13.199cm" svg:y2="9.5cm" draw:start-shape="id8" draw:start-glue-point="0" draw:end-shape="id3" draw:end-glue-point="2" svg:d="M10650 10899l2549-1399" svg:viewBox="0 0 2550 1400">
            <text:p/>
          </draw:connector>
          <draw:connector draw:style-name="gr3" draw:text-style-name="P1" draw:layer="layout" draw:type="line" svg:x1="13.249cm" svg:y1="10.9cm" svg:x2="13.199cm" svg:y2="9.5cm" draw:start-shape="id9" draw:start-glue-point="0" draw:end-shape="id3" draw:end-glue-point="2" svg:d="M13249 10900l-50-1400" svg:viewBox="0 0 51 1401">
            <text:p/>
          </draw:connector>
          <draw:connector draw:style-name="gr3" draw:text-style-name="P1" draw:layer="layout" draw:type="line" svg:x1="15.6cm" svg:y1="10.8cm" svg:x2="13.199cm" svg:y2="9.5cm" draw:start-shape="id10" draw:start-glue-point="4" draw:end-shape="id3" draw:end-glue-point="2" svg:d="M15600 10800l-2401-1300" svg:viewBox="0 0 2402 1301">
            <text:p/>
          </draw:connector>
          <draw:connector draw:style-name="gr3" draw:text-style-name="P1" draw:layer="layout" draw:type="line" svg:x1="19.85cm" svg:y1="11cm" svg:x2="22.5cm" svg:y2="9.601cm" draw:start-shape="id11" draw:start-glue-point="0" draw:end-shape="id4" draw:end-glue-point="2" svg:d="M19850 11000l2650-1399" svg:viewBox="0 0 2651 1400">
            <text:p/>
          </draw:connector>
          <draw:connector draw:style-name="gr3" draw:text-style-name="P1" draw:layer="layout" draw:type="line" svg:x1="22.549cm" svg:y1="11cm" svg:x2="22.5cm" svg:y2="9.601cm" draw:start-shape="id12" draw:start-glue-point="0" draw:end-shape="id4" draw:end-glue-point="2" svg:d="M22549 11000l-49-1399" svg:viewBox="0 0 50 1400">
            <text:p/>
          </draw:connector>
          <draw:connector draw:style-name="gr3" draw:text-style-name="P1" draw:layer="layout" draw:type="line" svg:x1="25cm" svg:y1="11cm" svg:x2="22.5cm" svg:y2="9.601cm" draw:start-shape="id13" draw:start-glue-point="4" draw:end-shape="id4" draw:end-glue-point="2" svg:d="M25000 11000l-2500-1399" svg:viewBox="0 0 2501 1400">
            <text:p/>
          </draw:connector>
          <draw:connector draw:style-name="gr3" draw:text-style-name="P1" draw:layer="layout" draw:type="line" svg:x1="5.15cm" svg:y1="13.699cm" svg:x2="5.149cm" svg:y2="12.3cm" draw:start-shape="id14" draw:start-glue-point="0" draw:end-shape="id6" draw:end-glue-point="2" svg:d="M5150 13699l-1-1399" svg:viewBox="0 0 2 1400">
            <text:p/>
          </draw:connector>
          <draw:connector draw:style-name="gr3" draw:text-style-name="P1" draw:layer="layout" draw:type="line" svg:x1="5.1cm" svg:y1="16.3cm" svg:x2="5.15cm" svg:y2="15.1cm" draw:start-shape="id15" draw:start-glue-point="4" draw:end-shape="id14" draw:end-glue-point="2" svg:d="M5100 16300l50-1200" svg:viewBox="0 0 51 1201">
            <text:p/>
          </draw:connector>
          <draw:connector draw:style-name="gr3" draw:text-style-name="P1" draw:layer="layout" draw:type="line" svg:x1="13.249cm" svg:y1="13.699cm" svg:x2="13.249cm" svg:y2="12.301cm" draw:start-shape="id16" draw:start-glue-point="0" draw:end-shape="id9" draw:end-glue-point="2" svg:d="M13249 13699v-1398" svg:viewBox="0 0 1 1399">
            <text:p/>
          </draw:connector>
          <draw:connector draw:style-name="gr3" draw:text-style-name="P1" draw:layer="layout" draw:type="line" svg:x1="13.3cm" svg:y1="16.3cm" svg:x2="13.249cm" svg:y2="15.1cm" draw:start-shape="id17" draw:start-glue-point="4" draw:end-shape="id16" draw:end-glue-point="2" svg:d="M13300 16300l-51-1200" svg:viewBox="0 0 52 1201">
            <text:p/>
          </draw:connector>
          <draw:connector draw:style-name="gr3" draw:text-style-name="P1" draw:layer="layout" draw:type="line" svg:x1="22.549cm" svg:y1="13.699cm" svg:x2="22.549cm" svg:y2="12.401cm" draw:start-shape="id18" draw:start-glue-point="0" draw:end-shape="id12" draw:end-glue-point="2" svg:d="M22549 13699v-1298" svg:viewBox="0 0 1 1299">
            <text:p/>
          </draw:connector>
          <draw:connector draw:style-name="gr3" draw:text-style-name="P1" draw:layer="layout" draw:type="line" svg:x1="22.5cm" svg:y1="16.2cm" svg:x2="22.549cm" svg:y2="15.1cm" draw:start-shape="id19" draw:start-glue-point="4" draw:end-shape="id18" draw:end-glue-point="2" svg:d="M22500 16200l49-1100" svg:viewBox="0 0 50 1101">
            <text:p/>
          </draw:connector>
          <draw:path draw:style-name="gr4" draw:text-style-name="P1" draw:layer="layout" svg:width="1.198cm" svg:height="0.299cm" svg:x="16.6cm" svg:y="8.1cm" svg:viewBox="0 0 1199 300" svg:d="M99 0c56 0 100 65 100 150s-44 150-100 150-99-65-99-150 43-150 99-150zM599 0c56 0 100 65 100 150s-44 150-100 150-99-65-99-150 43-150 99-150zM1099 0c56 0 100 65 100 150s-44 150-100 150-99-65-99-150 43-150 99-150z">
            <text:p/>
          </draw:path>
          <draw:path draw:style-name="gr4" draw:text-style-name="P1" draw:layer="layout" svg:width="0.598cm" svg:height="0.299cm" svg:x="20.901cm" svg:y="11.6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25.802cm" svg:y="11.6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23.803cm" svg:y="14.3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20.704cm" svg:y="14.3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20.705cm" svg:y="16.9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23.606cm" svg:y="16.9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16.302cm" svg:y="11.6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11.603cm" svg:y="11.6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14.403cm" svg:y="14.4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11.504cm" svg:y="14.4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11.505cm" svg:y="16.9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14.406cm" svg:y="16.9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6.007cm" svg:y="16.9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3.508cm" svg:y="16.9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3.409cm" svg:y="14.3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6.31cm" svg:y="14.3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8.111cm" svg:y="11.5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  <draw:path draw:style-name="gr4" draw:text-style-name="P1" draw:layer="layout" svg:width="0.598cm" svg:height="0.299cm" svg:x="3.512cm" svg:y="11.5cm" svg:viewBox="0 0 599 300" svg:d="M49 0c28 0 50 65 50 150s-22 150-50 150-49-65-49-150 21-150 49-150zM299 0c28 0 50 65 50 150s-22 150-50 150-49-65-49-150 21-150 49-150zM549 0c28 0 50 65 50 150s-22 150-50 150-49-65-49-150 21-150 49-1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16:11.292232479</meta:creation-date>
    <dc:date>2016-10-21T17:34:09.452215770</dc:date>
    <dc:creator>Erik Velasquez</dc:creator>
    <meta:editing-duration>PT17M57S</meta:editing-duration>
    <meta:editing-cycles>3</meta:editing-cycles>
    <meta:generator>LibreOffice/4.3.7.2$Linux_X86_64 LibreOffice_project/430$Build-2</meta:generator>
    <meta:document-statistic meta:object-count="57"/>
  </office:meta>
</office:document-meta>
</file>